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9f83" officeooo:paragraph-rsid="00059f83"/>
    </style:style>
    <style:style style:name="P2" style:family="paragraph" style:parent-style-name="Standard">
      <style:paragraph-properties fo:text-align="start" style:justify-single-word="false"/>
      <style:text-properties officeooo:rsid="00059f83" officeooo:paragraph-rsid="000b9573"/>
    </style:style>
    <style:style style:name="P3" style:family="paragraph" style:parent-style-name="Standard">
      <style:paragraph-properties fo:text-align="start" style:justify-single-word="false"/>
      <style:text-properties officeooo:rsid="000c925e" officeooo:paragraph-rsid="000c925e"/>
    </style:style>
    <style:style style:name="P4" style:family="paragraph" style:parent-style-name="Standard">
      <style:paragraph-properties fo:text-align="start" style:justify-single-word="false"/>
      <style:text-properties officeooo:rsid="00175a16" officeooo:paragraph-rsid="0024c173"/>
    </style:style>
    <style:style style:name="P5" style:family="paragraph" style:parent-style-name="Standard">
      <style:paragraph-properties fo:text-align="start" style:justify-single-word="false"/>
      <style:text-properties officeooo:rsid="001ffd3a" officeooo:paragraph-rsid="0024c173"/>
    </style:style>
    <style:style style:name="P6" style:family="paragraph" style:parent-style-name="Standard">
      <style:paragraph-properties fo:text-align="center" style:justify-single-word="false"/>
      <style:text-properties officeooo:rsid="00059f83" officeooo:paragraph-rsid="00059f83"/>
    </style:style>
    <style:style style:name="P7" style:family="paragraph" style:parent-style-name="Standard">
      <style:paragraph-properties fo:text-align="start" style:justify-single-word="false"/>
      <style:text-properties officeooo:rsid="002c4b98" officeooo:paragraph-rsid="002c4b98"/>
    </style:style>
    <style:style style:name="P8" style:family="paragraph" style:parent-style-name="Standard">
      <style:paragraph-properties fo:text-align="start" style:justify-single-word="false"/>
      <style:text-properties fo:font-size="10pt" officeooo:rsid="002c4b98" officeooo:paragraph-rsid="002c4b98" style:font-size-asian="10pt" style:font-size-complex="10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0pt" officeooo:rsid="002c4b98" officeooo:paragraph-rsid="002c4b98" style:font-size-asian="10pt" style:font-size-complex="10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0pt" officeooo:rsid="002d5e22" officeooo:paragraph-rsid="002d5e22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officeooo:rsid="002d5e22" officeooo:paragraph-rsid="002d5e22" style:font-size-asian="10pt" style:font-size-complex="10pt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0pt" officeooo:rsid="002d5e22" officeooo:paragraph-rsid="002d5e22" style:font-size-asian="10pt" style:font-size-complex="10pt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0pt" officeooo:rsid="002d5e22" officeooo:paragraph-rsid="002d5e22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fo:font-size="10pt" officeooo:rsid="002ff581" officeooo:paragraph-rsid="002ff581" style:font-size-asian="10pt" style:font-size-complex="10pt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0pt" officeooo:rsid="002ff581" officeooo:paragraph-rsid="002ff581" style:font-size-asian="10pt" style:font-size-complex="10pt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10pt" officeooo:rsid="0033e753" officeooo:paragraph-rsid="0033e753" style:font-size-asian="10pt" style:font-size-complex="10pt"/>
    </style:style>
    <style:style style:name="P17" style:family="paragraph" style:parent-style-name="Standard" style:list-style-name="L5">
      <style:paragraph-properties fo:text-align="start" style:justify-single-word="false"/>
      <style:text-properties fo:font-size="10pt" officeooo:rsid="00351cd5" officeooo:paragraph-rsid="00351cd5" style:font-size-asian="10pt" style:font-size-complex="10pt"/>
    </style:style>
    <style:style style:name="P18" style:family="paragraph" style:parent-style-name="Standard" style:list-style-name="L5">
      <style:paragraph-properties fo:text-align="start" style:justify-single-word="false"/>
      <style:text-properties fo:font-size="10pt" officeooo:rsid="00359030" officeooo:paragraph-rsid="00359030" style:font-size-asian="10pt" style:font-size-complex="10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0pt" officeooo:rsid="003aadc6" officeooo:paragraph-rsid="003aadc6" style:font-size-asian="10pt" style:font-size-complex="10pt"/>
    </style:style>
    <style:style style:name="P20" style:family="paragraph" style:parent-style-name="Standard" style:list-style-name="L5">
      <style:paragraph-properties fo:text-align="start" style:justify-single-word="false"/>
      <style:text-properties fo:font-size="10pt" officeooo:rsid="003c3577" officeooo:paragraph-rsid="003c3577" style:font-size-asian="10pt" style:font-size-complex="10pt"/>
    </style:style>
    <style:style style:name="T1" style:family="text">
      <style:text-properties officeooo:rsid="0007955f"/>
    </style:style>
    <style:style style:name="T2" style:family="text">
      <style:text-properties officeooo:rsid="000e64cc"/>
    </style:style>
    <style:style style:name="T3" style:family="text">
      <style:text-properties officeooo:rsid="00132f18"/>
    </style:style>
    <style:style style:name="T4" style:family="text">
      <style:text-properties officeooo:rsid="001837f6"/>
    </style:style>
    <style:style style:name="T5" style:family="text">
      <style:text-properties officeooo:rsid="001dc2a5"/>
    </style:style>
    <style:style style:name="T6" style:family="text">
      <style:text-properties officeooo:rsid="001ffd3a"/>
    </style:style>
    <style:style style:name="T7" style:family="text">
      <style:text-properties officeooo:rsid="00280907"/>
    </style:style>
    <style:style style:name="T8" style:family="text">
      <style:text-properties officeooo:rsid="002d5e22"/>
    </style:style>
    <style:style style:name="T9" style:family="text">
      <style:text-properties officeooo:rsid="002e5bbe"/>
    </style:style>
    <style:style style:name="T10" style:family="text">
      <style:text-properties officeooo:rsid="00307301"/>
    </style:style>
    <style:style style:name="T11" style:family="text">
      <style:text-properties officeooo:rsid="00316b16"/>
    </style:style>
    <style:style style:name="T12" style:family="text">
      <style:text-properties officeooo:rsid="003345b8"/>
    </style:style>
    <style:style style:name="T13" style:family="text">
      <style:text-properties officeooo:rsid="00339c1e"/>
    </style:style>
    <style:style style:name="T14" style:family="text">
      <style:text-properties officeooo:rsid="0033e753"/>
    </style:style>
    <style:style style:name="T15" style:family="text">
      <style:text-properties officeooo:rsid="0035f883"/>
    </style:style>
    <style:style style:name="T16" style:family="text">
      <style:text-properties officeooo:rsid="003688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1591in" fo:text-indent="-0.25in" fo:margin-left="1.159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91in" fo:text-indent="-0.25in" fo:margin-left="1.409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6591in" fo:text-indent="-0.25in" fo:margin-left="1.659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9091in" fo:text-indent="-0.25in" fo:margin-left="1.909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1591in" fo:text-indent="-0.25in" fo:margin-left="2.1591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4091in" fo:text-indent="-0.25in" fo:margin-left="2.4091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6591in" fo:text-indent="-0.25in" fo:margin-left="2.6591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9091in" fo:text-indent="-0.25in" fo:margin-left="2.9091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1591in" fo:text-indent="-0.25in" fo:margin-left="3.1591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4091in" fo:text-indent="-0.25in" fo:margin-left="3.4091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za za službu iznošenja smeća</text:p>
      <text:p text:style-name="P1"/>
      <text:p text:style-name="P7"/>
      <text:p text:style-name="P1"/>
      <text:p text:style-name="P2">Čuvaju <text:span text:style-name="T1">se podaci o zaposlenima u firmi. Za svakog radnika se čuva ime, prezime, id, plata, broj radnih dana, broj slobodnih dana,datum zaposljavanja. Zaposleni u firmi mogu biti: upravnik, dispečer, koordinator, radnik ili vozač. </text:span></text:p>
      <text:p text:style-name="P3"/>
      <text:p text:style-name="P3">Upravnik <text:span text:style-name="T4">daje slobodne dane, suspenduje i vraća zaposlene na posao, smanjuje i povećava plate. Upravnik ne može suspendovati drugog upravnika, ali može samog sebe.</text:span></text:p>
      <text:p text:style-name="P3"/>
      <text:p text:style-name="P3">Za dispe<text:span text:style-name="T3">č</text:span>era se <text:span text:style-name="T3">č</text:span>uvaju podaci o tome da li je aktivan. <text:span text:style-name="T2">Zadatak dispečera je da procesira zahteve od strane klijenata, i izda poslove <text:s/>koordinatorima. Dispečer može izdati jedan posao samo jednom koordinatoru. Jedan dispečer može i ne mora obraditi više zahteva, dok jedan zahtev može obraditi najviše jedan dispečer. U bazi se čuvaju podaci o vrsti otpada koji treba da se iznese, specijlne zahteve,adresa, vreme do kad želi da se posao obavi kao i odgovor dispečera klijentu.Za klijenta čuvamo adresu,broj telefona,ime, prezime i email. Klijent može poslati više zahteva za iznošenjem smeća. </text:span></text:p>
      <text:p text:style-name="P3"/>
      <text:p text:style-name="P4">Koordinator prima poslove od dispečera, organizuje radnike <text:span text:style-name="T7">i</text:span> opremu na odredjenom poslu <text:span text:style-name="T7">i vraća odgovor dispečeru</text:span>. <text:span text:style-name="T5">Koordinator moze prihvatati više poslova od strane vise dispečera. Koordinator može angazovati više radnika i vozača na odredjenom poslu. Sa druge strane vozači I radnici mogu u jednom trenutku biti rasporedjeni na najviše jedan posao. </text:span>Za koordinatora se čuva tip smeća na kome je zadužen. <text:span text:style-name="T6">U bazi se čuvaju I status posla koji je obavljen kao I teksutalni odgovor koordinatora.</text:span></text:p>
      <text:p text:style-name="P4"/>
      <text:p text:style-name="P5">Za radnika se čuva informacija da li je zauzet, a za vozača pored toga i godine iskustva. Vozač <text:s/>ima najviše jedan kamion na kome je raspoređen dok na jednom kamionu može raditi više vozača, ali ako je vozač zadužen da radi odredjeni posao, onda je i njegov kamion mora biti zauzet na tom poslu i ne može ga koristiti drugi vozač. Za kamion se čuva informacija o tome za koju vrstu smeća je predviđen, kao i da li je zauzet na nekom poslu.</text:p>
      <text:p text:style-name="P5"/>
      <text:p text:style-name="P8"><text:span text:style-name="T8">Nezavisni e</text:span>ntiteti:</text:p>
      <text:list xml:id="list4159147689" text:style-name="L1">
        <text:list-item>
          <text:p text:style-name="P9">Zaposleni</text:p>
        </text:list-item>
        <text:list-item>
          <text:p text:style-name="P10">Klijent</text:p>
        </text:list-item>
        <text:list-item>
          <text:p text:style-name="P10">Kamion</text:p>
        </text:list-item>
        <text:list-item>
          <text:p text:style-name="P19">TipSmeca</text:p>
        </text:list-item>
      </text:list>
      <text:p text:style-name="P11">Zavisni entiteti:</text:p>
      <text:list xml:id="list401589577" text:style-name="L3">
        <text:list-item>
          <text:p text:style-name="P12">Zahtev</text:p>
        </text:list-item>
      </text:list>
      <text:p text:style-name="P11">Agregirani entiteti:</text:p>
      <text:list xml:id="list1623043895" text:style-name="L4">
        <text:list-item>
          <text:p text:style-name="P13">Posao,<text:span text:style-name="T9">Suspendovani</text:span></text:p>
        </text:list-item>
      </text:list>
      <text:p text:style-name="P11"/>
      <text:p text:style-name="P14">Trigeri:</text:p>
      <text:list xml:id="list75942876" text:style-name="L5">
        <text:list-item>
          <text:p text:style-name="P15">Kada neki upravnik pokuša da suspenduje drugog upravnika pre upisa u tabelu Suspendovani sistem ce javiti grešku</text:p>
        </text:list-item>
        <text:list-item>
          <text:p text:style-name="P15">Ako se kreira zahtev koga prihvata dispečer koji nije na dužnosti sistem <text:span text:style-name="T10">ć</text:span>e izbaciti gre<text:span text:style-name="T11">š</text:span>ku</text:p>
        </text:list-item>
        <text:list-item>
          <text:p text:style-name="P15">Ako dostavljeni zahtev poku<text:span text:style-name="T12">š</text:span>a da prihvati dispe<text:span text:style-name="T13">č</text:span>er koji nije na d<text:span text:style-name="T14">užnosti, sistem će prijaviti grešku</text:span></text:p>
        </text:list-item>
        <text:list-item>
          <text:p text:style-name="P16">Ako se pri dodavanju novog vozača pokuša odmah evidentirati da je na poslu na odredjenom kamionu koji je već zauzet sistem će prijaviti grešku</text:p>
        </text:list-item>
        <text:list-item>
          <text:p text:style-name="P17">Kada se izvrši dodavanje novog Vozača sa koji koji odmah ide na posao, onda se automatski</text:p>
          <text:p text:style-name="P17">menja I stanje kamiona koji mu je dat (status zauzet se postavlja na 1)</text:p>
        </text:list-item>
        <text:list-item>
          <text:p text:style-name="P18">Ako se pri pokušaju postavljanja vozača na određeni posao ustanovi da je njegov kamion zauzet već na drugom poslu sistem prijavljuje grešku</text:p>
        </text:list-item>
        <text:list-item>
          <text:p text:style-name="P18">Pri pravilnoj izmeni <text:span text:style-name="T15">stanje</text:span> vozača(polje <text:span text:style-name="T16">zauzet</text:span> se menja) menja se I stanje kamiona <text:span text:style-name="T16">(njegovo polje zauzet ste menja).</text:span></text:p>
        </text:list-item>
        <text:list-item>
          <text:p text:style-name="P20">Kada dispečer prosledi posao koordinatoru proverava se da li je to zaista kordinator za tu vrstu smeć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01:30:52.659685911</meta:creation-date>
    <dc:date>2017-12-10T18:04:12.485973529</dc:date>
    <meta:editing-duration>PT5H19M32S</meta:editing-duration>
    <meta:editing-cycles>36</meta:editing-cycles>
    <meta:generator>LibreOffice/5.3.1.2$Linux_X86_64 LibreOffice_project/30m0$Build-2</meta:generator>
    <meta:document-statistic meta:table-count="0" meta:image-count="0" meta:object-count="0" meta:page-count="1" meta:paragraph-count="25" meta:word-count="500" meta:character-count="3043" meta:non-whitespace-character-count="2579"/>
  </office:meta>
</office:document-meta>
</file>